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9.342cm" fo:wrap-option="wrap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7.12cm" fo:wrap-option="wrap"/>
    </style:style>
    <style:style style:name="gr3" style:family="graphic" style:parent-style-name="objectwithoutfill">
      <style:graphic-properties draw:stroke="dash" draw:stroke-dash="Dash" svg:stroke-color="#000000" draw:marker-end="" draw:marker-end-width="0.3cm" svg:stroke-linecap="butt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242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color="#000000" draw:marker-start="" svg:stroke-linecap="roun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4.197cm" fo:min-width="1.087cm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.143cm" fo:min-width="2.49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4.833cm" fo:min-width="1.087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592cm" fo:min-width="1.087cm"/>
    </style:style>
    <style:style style:name="gr1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4" style:family="graphic" style:parent-style-name="objectwithoutfill">
      <style:graphic-properties draw:stroke="dash" draw:stroke-dash="Double_20_Dash_20__28_Rounded_29_" svg:stroke-color="#000000" draw:marker-end="Arrowheads_20_2" draw:marker-end-width="0.3cm" svg:stroke-linecap="round" draw:fill="none" draw:textarea-vertical-align="middle"/>
    </style:style>
    <style:style style:name="gr15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842cm" svg:height="3.81cm" svg:x="18.7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3.81cm" svg:x="38.465cm" svg:y="2.58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592cm" svg:y1="6.397cm" svg:x2="42.275cm" svg:y2="41.64cm">
          <text:p/>
        </draw:line>
        <draw:frame draw:style-name="gr4" draw:text-style-name="P2" draw:layer="layout" svg:width="9.842cm" svg:height="3.492cm" svg:x="18.78cm" svg:y="2.587cm">
          <draw:text-box>
            <text:p><text:s text:c="6"/></text:p>
            <text:p/>
            <text:p><text:span text:style-name="T1"><text:tab/></text:span><text:span text:style-name="T1"><text:tab/></text:span><text:span text:style-name="T1">User interface </text:span></text:p>
          </draw:text-box>
        </draw:frame>
        <draw:connector draw:style-name="gr5" draw:text-style-name="P3" draw:layer="layout" svg:x1="3.973cm" svg:y1="4.492cm" svg:x2="3.969cm" svg:y2="38.244cm" draw:start-shape="id1" draw:start-glue-point="2" svg:d="M3973 4492v17127h-4v16625" svg:viewBox="0 0 5 33753">
          <text:p/>
        </draw:connector>
        <draw:connector draw:style-name="gr5" draw:text-style-name="P3" draw:layer="layout" svg:x1="23.701cm" svg:y1="6.08cm" svg:x2="23.687cm" svg:y2="39.373cm" draw:start-shape="id2" draw:start-glue-point="2" svg:d="M23701 6080v16897h-14v16396" svg:viewBox="0 0 15 33294">
          <text:p/>
        </draw:connector>
        <draw:custom-shape draw:style-name="gr2" draw:text-style-name="P1" draw:layer="layout" svg:width="7.62cm" svg:height="3.81cm" svg:x="38.465cm" svg:y="2.58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7.303cm" svg:height="3.175cm" svg:x="38.782cm" svg:y="2.905cm">
          <draw:text-box>
            <text:p/>
            <text:p><text:s text:c="10"/>database</text:p>
          </draw:text-box>
        </draw:frame>
        <draw:custom-shape draw:style-name="gr7" draw:text-style-name="P4" draw:layer="layout" svg:width="1.587cm" svg:height="24.447cm" svg:x="3.223cm" svg:y="7.668cm">
          <text:p/>
          <draw:enhanced-geometry svg:viewBox="0 0 21600 21600" draw:type="rectangle" draw:enhanced-path="M 0 0 L 21600 0 21600 21600 0 21600 0 0 Z N"/>
        </draw:custom-shape>
        <draw:custom-shape draw:name="Actor 1" draw:style-name="gr8" draw:text-style-name="P5" xml:id="id1" draw:id="id1" draw:layer="layout" svg:width="2.307cm" svg:height="1.968cm" svg:x="2.82cm" svg:y="2.524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/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line draw:style-name="gr9" draw:text-style-name="P1" draw:layer="layout" svg:x1="4.81cm" svg:y1="11.477cm" svg:x2="22.907cm" svg:y2="11.477cm">
          <text:p/>
        </draw:line>
        <draw:custom-shape draw:style-name="gr10" draw:text-style-name="P4" draw:layer="layout" svg:width="1.587cm" svg:height="25.083cm" svg:x="22.907cm" svg:y="8.937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4.128cm" svg:height="0.962cm" svg:x="8.937cm" svg:y="10.525cm">
          <draw:text-box>
            <text:p>Enter name</text:p>
          </draw:text-box>
        </draw:frame>
        <draw:custom-shape draw:style-name="gr12" draw:text-style-name="P4" draw:layer="layout" svg:width="1.587cm" svg:height="9.842cm" svg:x="41.891cm" svg:y="9.8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4.495cm" svg:y1="11.795cm" svg:x2="41.957cm" svg:y2="11.795cm">
          <text:p/>
        </draw:line>
        <draw:frame draw:style-name="gr13" draw:text-style-name="P2" draw:layer="layout" svg:width="6.985cm" svg:height="1.673cm" svg:x="28.622cm" svg:y="11.074cm">
          <draw:text-box>
            <text:p>Search for name</text:p>
          </draw:text-box>
        </draw:frame>
        <draw:line draw:style-name="gr14" draw:text-style-name="P1" draw:layer="layout" svg:x1="41.957cm" svg:y1="14.652cm" svg:x2="24.495cm" svg:y2="14.652cm">
          <text:p/>
        </draw:line>
        <draw:frame draw:style-name="gr13" draw:text-style-name="P2" draw:layer="layout" svg:width="6.985cm" svg:height="1.673cm" svg:x="28.622cm" svg:y="13.7cm">
          <draw:text-box>
            <text:p>The name in database</text:p>
          </draw:text-box>
        </draw:frame>
        <draw:line draw:style-name="gr14" draw:text-style-name="P1" draw:layer="layout" svg:x1="22.907cm" svg:y1="14.97cm" svg:x2="4.81cm" svg:y2="14.97cm">
          <text:p/>
        </draw:line>
        <draw:frame draw:style-name="gr13" draw:text-style-name="P2" draw:layer="layout" svg:width="6.985cm" svg:height="1.673cm" svg:x="13.065cm" svg:y="13.932cm">
          <draw:text-box>
            <text:p>Sign in</text:p>
          </draw:text-box>
        </draw:frame>
        <draw:frame draw:style-name="gr13" draw:text-style-name="P2" draw:layer="layout" svg:width="8.89cm" svg:height="1.673cm" svg:x="28.94cm" svg:y="15.519cm">
          <draw:text-box>
            <text:p>The name not in database</text:p>
          </draw:text-box>
        </draw:frame>
        <draw:line draw:style-name="gr14" draw:text-style-name="P1" draw:layer="layout" svg:x1="41.64cm" svg:y1="16.875cm" svg:x2="24.178cm" svg:y2="16.875cm">
          <text:p/>
        </draw:line>
        <draw:line draw:style-name="gr14" draw:text-style-name="P1" draw:layer="layout" svg:x1="22.907cm" svg:y1="17.192cm" svg:x2="4.81cm" svg:y2="17.192cm">
          <text:p/>
        </draw:line>
        <draw:frame draw:style-name="gr13" draw:text-style-name="P2" draw:layer="layout" svg:width="8.573cm" svg:height="1.673cm" svg:x="12.747cm" svg:y="15.922cm">
          <draw:text-box>
            <text:p>The name is not in database</text:p>
          </draw:text-box>
        </draw:frame>
        <draw:line draw:style-name="gr9" draw:text-style-name="P1" draw:layer="layout" svg:x1="4.81cm" svg:y1="19.035cm" svg:x2="22.907cm" svg:y2="19.035cm">
          <text:p/>
        </draw:line>
        <draw:frame draw:style-name="gr11" draw:text-style-name="P2" draw:layer="layout" svg:width="4.128cm" svg:height="0.962cm" svg:x="9.572cm" svg:y="18.135cm">
          <draw:text-box>
            <text:p>Enter phone</text:p>
          </draw:text-box>
        </draw:frame>
        <draw:line draw:style-name="gr14" draw:text-style-name="P1" draw:layer="layout" svg:x1="22.907cm" svg:y1="21.002cm" svg:x2="4.81cm" svg:y2="21.002cm">
          <text:p/>
        </draw:line>
        <draw:frame draw:style-name="gr13" draw:text-style-name="P2" draw:layer="layout" svg:width="11.43cm" svg:height="1.673cm" svg:x="7.985cm" svg:y="20.05cm">
          <draw:text-box>
            <text:p>The phone number is wrong reenter </text:p>
          </draw:text-box>
        </draw:frame>
        <draw:line draw:style-name="gr9" draw:text-style-name="P1" draw:layer="layout" svg:x1="4.81cm" svg:y1="22.272cm" svg:x2="22.907cm" svg:y2="22.272cm">
          <text:p/>
        </draw:line>
        <draw:frame draw:style-name="gr13" draw:text-style-name="P2" draw:layer="layout" svg:width="7.62cm" svg:height="1.673cm" svg:x="7.667cm" svg:y="21.32cm">
          <draw:text-box>
            <text:p>Enter the address</text:p>
          </draw:text-box>
        </draw:frame>
        <draw:line draw:style-name="gr9" draw:text-style-name="P1" draw:layer="layout" svg:x1="4.81cm" svg:y1="23.86cm" svg:x2="22.907cm" svg:y2="23.86cm">
          <text:p/>
        </draw:line>
        <draw:frame draw:style-name="gr13" draw:text-style-name="P2" draw:layer="layout" svg:width="11.43cm" svg:height="1.673cm" svg:x="7.985cm" svg:y="22.907cm">
          <draw:text-box>
            <text:p>Enter the id </text:p>
          </draw:text-box>
        </draw:frame>
        <draw:line draw:style-name="gr14" draw:text-style-name="P1" draw:layer="layout" svg:x1="22.907cm" svg:y1="25.447cm" svg:x2="4.81cm" svg:y2="25.447cm">
          <text:p/>
        </draw:line>
        <draw:frame draw:style-name="gr13" draw:text-style-name="P2" draw:layer="layout" svg:width="11.43cm" svg:height="1.673cm" svg:x="7.985cm" svg:y="24.177cm">
          <draw:text-box>
            <text:p>The id is not unique reenter</text:p>
          </draw:text-box>
        </draw:frame>
        <draw:line draw:style-name="gr9" draw:text-style-name="P1" draw:layer="layout" svg:x1="4.81cm" svg:y1="27.987cm" svg:x2="22.907cm" svg:y2="27.987cm">
          <text:p/>
        </draw:line>
        <draw:frame draw:style-name="gr13" draw:text-style-name="P2" draw:layer="layout" svg:width="11.43cm" svg:height="1.673cm" svg:x="7.985cm" svg:y="26.632cm">
          <draw:text-box>
            <text:p>Reenter id</text:p>
          </draw:text-box>
        </draw:frame>
        <draw:custom-shape draw:style-name="gr12" draw:text-style-name="P4" draw:layer="layout" svg:width="1.587cm" svg:height="9.842cm" svg:x="41.64cm" svg:y="24.813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4.495cm" svg:y1="29.575cm" svg:x2="41.64cm" svg:y2="29.575cm">
          <text:p/>
        </draw:line>
        <draw:frame draw:style-name="gr13" draw:text-style-name="P2" draw:layer="layout" svg:width="6.985cm" svg:height="1.673cm" svg:x="30.527cm" svg:y="28.305cm">
          <draw:text-box>
            <text:p>Save info</text:p>
          </draw:text-box>
        </draw:frame>
        <draw:line draw:style-name="gr14" draw:text-style-name="P1" draw:layer="layout" svg:x1="41.64cm" svg:y1="32.115cm" svg:x2="24.495cm" svg:y2="32.115cm">
          <text:p/>
        </draw:line>
        <draw:frame draw:style-name="gr13" draw:text-style-name="P2" draw:layer="layout" svg:width="6.985cm" svg:height="1.673cm" svg:x="30.527cm" svg:y="30.527cm">
          <draw:text-box>
            <text:p>The info saved</text:p>
          </draw:text-box>
        </draw:frame>
        <draw:line draw:style-name="gr14" draw:text-style-name="P1" draw:layer="layout" svg:x1="22.907cm" svg:y1="30.21cm" svg:x2="4.81cm" svg:y2="30.21cm">
          <text:p/>
        </draw:line>
        <draw:frame draw:style-name="gr13" draw:text-style-name="P2" draw:layer="layout" svg:width="11.43cm" svg:height="1.673cm" svg:x="8.302cm" svg:y="29.172cm">
          <draw:text-box>
            <text:p>The info sav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9T16:27:13.784907002</meta:creation-date>
    <meta:editing-duration>PT19M40S</meta:editing-duration>
    <meta:editing-cycles>4</meta:editing-cycles>
    <meta:generator>LibreOffice/7.2.4.1$Linux_X86_64 LibreOffice_project/20$Build-1</meta:generator>
    <dc:date>2021-12-20T06:23:32.362581704</dc:date>
    <meta:document-statistic meta:object-count="43"/>
  </office:meta>
</office:document-meta>
</file>